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QueryParser.getAnalyz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Parser.jj_2_1( int xl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QueryParser.get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Parser.jj_ntk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QueryParser.ReInit( CharStream strea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QueryParser.jj_add_error_token( int kind , int pos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3">
            <text:p text:style-name="Table_20_Contents">13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QueryParser.getConstantScoreRewri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Parser.setDateResolution( String fieldName , DateTools . Resolution dateResolu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QueryParser.getNextToke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QueryParser.Modifiers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">
            <text:p text:style-name="Table_20_Contents">5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QueryParser.getPrefixQuery( String field , String termSt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QueryParser.getLowercaseExpandedTer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Parser.newMultiPhraseQue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Parser.getFuzzyMinSi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Parser.newBooleanQuery( boolean disableCo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Parser.disable_trac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QueryParser.getUseOldRangeQue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Parser.getDefaultOp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Parser.getFuzzyPrefix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Parser.QueryParser( QueryParserTokenManager t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QueryParser.hexToInt( char c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QueryParser.QueryParser( CharStream strea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QueryParser.newRangeQuery( String field , String part1 , String part2 , boolean inclusiv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QueryParser.newFuzzyQuery( Term term , float minimumSimilarity , int prefix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Parser.addClause( List clauses , int conj , int mods , Query q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30">
            <text:p text:style-name="Table_20_Contents">30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QueryParser.setDefaultOperator( Operator o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Parser.getAllowLeadingWildca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Parser.jj_la1_ini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Parser.TopLevelQuery( String fiel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QueryParser.generateParseException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8">
            <text:p text:style-name="Table_20_Contents">18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QueryParser.enable_trac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QueryParser.setEnablePositionIncrements( boolean en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Parser.escape( String s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37">
            <text:p text:style-name="Table_20_Contents">37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QueryParser.discardEscapeChar( String inpu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5">
            <text:p text:style-name="Table_20_Contents">15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QueryParser.newTermQuery( Term te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Parser.getRangeColl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Parser.getBooleanQuery( List clauses , boolean disableCoor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QueryParser.getToken( int ind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QueryParser.newBooleanClause( Query q , BooleanClause . Occur occu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Parser.getFieldQuery( String field , String queryText , int slop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QueryParser.jj_la1_ini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Parser.getEnablePositionIncr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QueryParser.jj_scan_token( int kind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QueryParser.jj_save( int index , int xla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QueryParser.Conjunction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QueryParser.newWildcardQuery( Term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QueryParser.newMatchAllDocsQue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Parser.setUseOldRangeQuery( boolean useOldRangeQue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Parser.getBooleanQuery( Vector clauses , boolean disableCo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Parser.newPrefixQuery( Term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QueryParser.Query( String field )</text:p>
          </table:table-cell>
          <table:table-cell office:value-type="float" office:value="22">
            <text:p text:style-name="Table_20_Contents">22</text:p>
          </table:table-cell>
          <table:table-cell office:value-type="float" office:value="6">
            <text:p text:style-name="Table_20_Contents">6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QueryParser.getRangeQuery( String field , String part1 , String part2 , boolean inclusiv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Operator.Operato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Parser.setLowercaseExpandedTerms( boolean lowercaseExpandedTer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Parser.jj_3_1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QueryParser.addClause( Vector clauses , int conj , int mods , Query q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Parser.main( String [ ] ar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QueryParser.getFuzzyQuery( String field , String termStr , float minSimilarit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QueryParser.getFieldQuery( String field , String queryText )</text:p>
          </table:table-cell>
          <table:table-cell office:value-type="float" office:value="39">
            <text:p text:style-name="Table_20_Contents">39</text:p>
          </table:table-cell>
          <table:table-cell office:value-type="float" office:value="35">
            <text:p text:style-name="Table_20_Contents">35</text:p>
          </table:table-cell>
          <table:table-cell office:value-type="float" office:value="185">
            <text:p text:style-name="Table_20_Contents">185</text:p>
          </table:table-cell>
        </table:table-row>
        <table:table-row>
          <table:table-cell office:value-type="string">
            <text:p text:style-name="Table_20_Contents">QueryParser.setLocale(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Parser.getDateResolution( String field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QueryParser.setConstantScoreRewrite( boolean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Parser.Term( String field )</text:p>
          </table:table-cell>
          <table:table-cell office:value-type="float" office:value="63">
            <text:p text:style-name="Table_20_Contents">63</text:p>
          </table:table-cell>
          <table:table-cell office:value-type="float" office:value="52">
            <text:p text:style-name="Table_20_Contents">52</text:p>
          </table:table-cell>
          <table:table-cell office:value-type="float" office:value="234">
            <text:p text:style-name="Table_20_Contents">234</text:p>
          </table:table-cell>
        </table:table-row>
        <table:table-row>
          <table:table-cell office:value-type="string">
            <text:p text:style-name="Table_20_Contents">QueryParser.setFuzzyPrefixLength( int fuzzyPrefix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Parser.setRangeCollator( Collator 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Parser.ReInit( QueryParserTokenManager t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QueryParser.jj_3R_2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QueryParser.jj_3R_3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QueryParser.get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Parser.getWildcardQuery( String field , String termSt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QueryParser.newPhraseQue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Parser.QueryParser( String f , Analyzer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QueryParser.getBooleanQuery( Vector claus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Parser.setPhraseSlop( int phraseSlo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Parser.getBooleanQuery( List claus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Parser.getPhraseSl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Parser.setAllowLeadingWildcard( boolean allowLeadingWildca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Parser.jj_consume_token( int kind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QueryParser.parse( String query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QueryParser.Clause( String field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9">
            <text:p text:style-name="Table_20_Contents">9</text:p>
          </table:table-cell>
          <table:table-cell office:value-type="float" office:value="63">
            <text:p text:style-name="Table_20_Contents">63</text:p>
          </table:table-cell>
        </table:table-row>
        <table:table-row>
          <table:table-cell office:value-type="string">
            <text:p text:style-name="Table_20_Contents">QueryParser.jj_rescan_token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QueryParser.setDateResolution( DateTools . Resolution dateResolu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Parser.setFuzzyMinSim( float fuzzyMinSi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